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Factory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orFactory.createQName( Element element , String 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criptorFactory.getFir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criptorFactory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orFactory.getAttribute( Element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criptorFactory.isBlank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criptorFactory.checkComponent( List &lt; String &gt; violations , ComponentDesc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orFactory.checkServiceUnit( List &lt; String &gt; violations , Services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orFactory.buildDescriptor( final byte [ ] bytes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1">
            <text:p text:style-name="Table_20_Contents">181</text:p>
          </table:table-cell>
        </table:table-row>
        <table:table-row>
          <table:table-cell office:value-type="string">
            <text:p text:style-name="Table_20_Contents">DescriptorFactory.getText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Factory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riptorFactory.getDescriptorAsText( File descriptor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orFactory.checkDescriptor( Descriptor descri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scriptorFactory.getNextSiblingElement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criptorFactory.buildDescriptor( File descriptor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criptorFactory.buildDescriptor( final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criptorFactory.recursiveGetAttributeValue( Element element , String attribut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orFactory.readAttributeQName( Element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criptorFactory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orFactory.checkSharedLibrary( List &lt; String &gt; violations , SharedLibraryDesc sharedLibra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orFactory.checkServiceAssembly( List &lt; String &gt; violations , ServiceAssemblyDesc serviceAssemb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orFactory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Factory.buildDescriptor( final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orFactory.readIdentification( 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